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0f4c88" officeooo:paragraph-rsid="000f4c88"/>
    </style:style>
    <style:style style:name="P2" style:family="paragraph" style:parent-style-name="Text_20_body">
      <style:text-properties officeooo:rsid="000f4c88" officeooo:paragraph-rsid="000f4c88"/>
    </style:style>
    <style:style style:name="P3" style:family="paragraph" style:parent-style-name="Text_20_body" style:list-style-name="L1">
      <style:text-properties officeooo:rsid="000f4c88" officeooo:paragraph-rsid="000f4c88"/>
    </style:style>
    <style:style style:name="P4" style:family="paragraph" style:parent-style-name="Text_20_body" style:list-style-name="L2">
      <style:text-properties officeooo:rsid="000f4c88" officeooo:paragraph-rsid="000f4c88"/>
    </style:style>
    <style:style style:name="P5" style:family="paragraph" style:parent-style-name="Text_20_body" style:list-style-name="L3">
      <style:text-properties officeooo:rsid="000f4c88" officeooo:paragraph-rsid="000f4c88"/>
    </style:style>
    <style:style style:name="P6" style:family="paragraph" style:parent-style-name="Text_20_body" style:list-style-name="L4">
      <style:text-properties officeooo:rsid="000f4c88" officeooo:paragraph-rsid="000f4c88"/>
    </style:style>
    <style:style style:name="P7" style:family="paragraph" style:parent-style-name="Text_20_body" style:list-style-name="L1">
      <style:text-properties style:text-underline-style="solid" style:text-underline-width="auto" style:text-underline-color="font-color" fo:font-weight="bold" officeooo:paragraph-rsid="000f4c88" style:font-weight-asian="bold" style:font-weight-complex="bold"/>
    </style:style>
    <style:style style:name="P8" style:family="paragraph" style:parent-style-name="Text_20_body" style:list-style-name="L1">
      <style:text-properties style:text-underline-style="solid" style:text-underline-width="auto" style:text-underline-color="font-color" fo:font-weight="bold" officeooo:rsid="000f4c88" officeooo:paragraph-rsid="000f4c88" style:font-weight-asian="bold" style:font-weight-complex="bold"/>
    </style:style>
    <style:style style:name="P9" style:family="paragraph" style:parent-style-name="Text_20_body" style:list-style-name="L2">
      <style:text-properties style:text-underline-style="solid" style:text-underline-width="auto" style:text-underline-color="font-color" fo:font-weight="bold" officeooo:rsid="000f4c88" officeooo:paragraph-rsid="000f4c88" style:font-weight-asian="bold" style:font-weight-complex="bold"/>
    </style:style>
    <style:style style:name="P10" style:family="paragraph" style:parent-style-name="Text_20_body" style:list-style-name="L3">
      <style:text-properties style:text-underline-style="solid" style:text-underline-width="auto" style:text-underline-color="font-color" fo:font-weight="bold" officeooo:rsid="000f4c88" officeooo:paragraph-rsid="000f4c88" style:font-weight-asian="bold" style:font-weight-complex="bold"/>
    </style:style>
    <style:style style:name="P11" style:family="paragraph" style:parent-style-name="Text_20_body" style:list-style-name="L4">
      <style:text-properties style:text-underline-style="solid" style:text-underline-width="auto" style:text-underline-color="font-color" fo:font-weight="bold" officeooo:rsid="000f4c88" officeooo:paragraph-rsid="000f4c88" style:font-weight-asian="bold" style:font-weight-complex="bold"/>
    </style:style>
    <style:style style:name="P12" style:family="paragraph" style:parent-style-name="Text_20_body" style:list-style-name="L5">
      <style:text-properties style:text-underline-style="solid" style:text-underline-width="auto" style:text-underline-color="font-color" fo:font-weight="bold" officeooo:rsid="000f4c88" officeooo:paragraph-rsid="000f4c88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officeooo:rsid="000f4c88" officeooo:paragraph-rsid="000f4c88"/>
    </style:style>
    <style:style style:name="P14" style:family="paragraph" style:parent-style-name="Text_20_body" style:list-style-name="L4">
      <style:text-properties style:text-line-through-style="none" style:text-line-through-type="none" style:text-underline-style="solid" style:text-underline-width="auto" style:text-underline-color="font-color" fo:font-weight="bold" officeooo:rsid="000f4c88" officeooo:paragraph-rsid="000f4c88" style:font-weight-asian="bold" style:font-weight-complex="bold"/>
    </style:style>
    <style:style style:name="P15" style:family="paragraph" style:parent-style-name="Text_20_body">
      <style:text-properties style:text-underline-style="none" officeooo:rsid="000f4c88" officeooo:paragraph-rsid="000f4c88"/>
    </style:style>
    <style:style style:name="P16" style:family="paragraph" style:parent-style-name="Text_20_body">
      <style:text-properties style:text-underline-style="none" officeooo:rsid="001145ef" officeooo:paragraph-rsid="001145ef"/>
    </style:style>
    <style:style style:name="T1" style:family="text">
      <style:text-properties officeooo:rsid="000f4c88"/>
    </style:style>
    <style:style style:name="T2" style:family="text">
      <style:text-properties style:font-name="Cambria Mat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sign Goals</text:h>
      <text:h text:style-name="P1" text:outline-level="3">Criteri di Performance:</text:h>
      <text:list xml:id="list3799297416" text:style-name="L1">
        <text:list-item>
          <text:p text:style-name="P7"><text:span text:style-name="T1">Response Time</text:span></text:p>
        </text:list-item>
        <text:list-item>
          <text:p text:style-name="P8">Throughput</text:p>
        </text:list-item>
        <text:list-item>
          <text:p text:style-name="P3">Memory</text:p>
        </text:list-item>
      </text:list>
      <text:h text:style-name="P1" text:outline-level="3">Criteri di Dependability:</text:h>
      <text:list xml:id="list1153458779" text:style-name="L2">
        <text:list-item>
          <text:p text:style-name="P9">Robustezza</text:p>
        </text:list-item>
        <text:list-item>
          <text:p text:style-name="P9">Reliability</text:p>
        </text:list-item>
        <text:list-item>
          <text:p text:style-name="P4">Availability</text:p>
        </text:list-item>
        <text:list-item>
          <text:p text:style-name="P9">Fault Tolerance</text:p>
        </text:list-item>
        <text:list-item>
          <text:p text:style-name="P4">Security</text:p>
        </text:list-item>
        <text:list-item>
          <text:p text:style-name="P4">Safety</text:p>
        </text:list-item>
      </text:list>
      <text:h text:style-name="Heading_20_3" text:outline-level="3">Criteri di Costo:</text:h>
      <text:list xml:id="list3439205401" text:style-name="L3">
        <text:list-item>
          <text:p text:style-name="P10">Costo di Sviluppo</text:p>
        </text:list-item>
        <text:list-item>
          <text:p text:style-name="P10">Costo di Dispiegamento</text:p>
        </text:list-item>
        <text:list-item>
          <text:p text:style-name="P5">Costo di Miglioramento</text:p>
        </text:list-item>
        <text:list-item>
          <text:p text:style-name="P5">Costo di Manutenzione</text:p>
        </text:list-item>
        <text:list-item>
          <text:p text:style-name="P5">Costo di Amministrazione</text:p>
        </text:list-item>
      </text:list>
      <text:h text:style-name="Heading_20_3" text:outline-level="3">Criteri di Manutenzione:</text:h>
      <text:list xml:id="list720803051" text:style-name="L4">
        <text:list-item>
          <text:p text:style-name="P11">Estensibilità</text:p>
        </text:list-item>
        <text:list-item>
          <text:p text:style-name="P6">Modificabilità</text:p>
        </text:list-item>
        <text:list-item>
          <text:p text:style-name="P6">Adattabilità</text:p>
        </text:list-item>
        <text:list-item>
          <text:p text:style-name="P11">Portabilità</text:p>
        </text:list-item>
        <text:list-item>
          <text:p text:style-name="P6">Leggibilità</text:p>
        </text:list-item>
        <text:list-item>
          <text:p text:style-name="P14">Tracciabilità dei Documenti</text:p>
        </text:list-item>
      </text:list>
      <text:h text:style-name="Heading_20_3" text:outline-level="3">Criteri per l’Utente Finale:</text:h>
      <text:list xml:id="list1309963121" text:style-name="L5">
        <text:list-item>
          <text:p text:style-name="P12">Utility</text:p>
        </text:list-item>
        <text:list-item>
          <text:p text:style-name="P12">Usability</text:p>
        </text:list-item>
      </text:list>
      <text:p text:style-name="P13"/>
      <text:p text:style-name="P15"><text:soft-page-break/>I Design Goal sottolineati ed evidenziati sono quelli presi in considerazione durante la progettazione del sistema.</text:p>
      <text:p text:style-name="P15">Chiaramente, non sono tutti ottenibili allo stesso modo:</text:p>
      <text:p text:style-name="P15">Assicurare un certo grado di robustezza e reliability significherebbe aumentare il costo necessario per lo sviluppo (in termini di ore di lavoro necessarie per arrivare al risultato sperato).</text:p>
      <text:p text:style-name="P16">L’efficienza e la performance richieste dai requisiti non funzionali dovranno essere mediate con la portabilità richiesta da un sistema client-server accedibile da ogni browser.</text:p>
      <text:p text:style-name="P16">Per prioritizzare i tempi di consegna, alcune funzionalità non saranno implementate nella prima versione del software.</text:p>
      <text:p text:style-name="P2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mbria Math" fo:font-family="'Cambria Math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mbria Math" fo:font-family="'Cambria Math'" style:font-family-generic="roman" style:font-pitch="variable" fo:font-size="130%" fo:font-weight="bold" officeooo:rsid="000f4c88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ambria Math" fo:font-family="'Cambria Math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14:34:34.199000000</meta:creation-date>
    <dc:date>2020-12-12T14:53:25.517000000</dc:date>
    <meta:editing-duration>PT8M29S</meta:editing-duration>
    <meta:editing-cycles>1</meta:editing-cycles>
    <meta:document-statistic meta:table-count="0" meta:image-count="0" meta:object-count="0" meta:page-count="2" meta:paragraph-count="33" meta:word-count="168" meta:character-count="1131" meta:non-whitespace-character-count="1018"/>
    <meta:generator>LibreOffice/7.0.3.1$Windows_X86_64 LibreOffice_project/d7547858d014d4cf69878db179d326fc3483e082</meta:generator>
  </office:meta>
</office:document-meta>
</file>